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B0000024F9BFA196AD4D53BA3.png" manifest:media-type="image/png"/>
  <manifest:file-entry manifest:full-path="Pictures/1000000000001A100000080413068179981A8FD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169cm, 59.756cm, 7.112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844cm, 56.55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81cm" svg:height="6.25cm" svg:x="0.003cm" svg:y="0cm">
          <draw:image xlink:href="Pictures/1000000000001A100000080413068179981A8FD4.jpg" xlink:type="simple" xlink:show="embed" xlink:actuate="onLoad">
            <text:p/>
          </draw:image>
        </draw:frame>
        <draw:frame draw:style-name="gr2" draw:text-style-name="P1" draw:layer="layout" svg:width="13.162cm" svg:height="6.318cm" svg:x="0.15cm" svg:y="5.832cm">
          <draw:image xlink:href="Pictures/1000000000001A100000080413068179981A8FD4.jpg" xlink:type="simple" xlink:show="embed" xlink:actuate="onLoad">
            <text:p/>
          </draw:image>
        </draw:frame>
        <draw:frame draw:style-name="gr3" draw:text-style-name="P1" draw:layer="layout" svg:width="3.096cm" svg:height="4.453cm" svg:x="13.134cm" svg:y="3.7cm">
          <draw:image xlink:href="Pictures/100002010000019B0000024F9BFA196AD4D53BA3.png" xlink:type="simple" xlink:show="embed" xlink:actuate="onLoad">
            <text:p/>
          </draw:image>
        </draw:frame>
        <draw:frame draw:style-name="gr4" draw:text-style-name="P3" draw:layer="layout" svg:width="0.739cm" svg:height="0.725cm" svg:x="0.811cm" svg:y="0.3cm">
          <draw:text-box>
            <text:p text:style-name="P2"><text:span text:style-name="T1">a</text:span></text:p>
          </draw:text-box>
        </draw:frame>
        <draw:frame draw:style-name="gr4" draw:text-style-name="P3" draw:layer="layout" svg:width="0.76cm" svg:height="0.725cm" svg:x="6.812cm" svg:y="0.301cm">
          <draw:text-box>
            <text:p text:style-name="P2"><text:span text:style-name="T1">b</text:span></text:p>
          </draw:text-box>
        </draw:frame>
        <draw:frame draw:style-name="gr4" draw:text-style-name="P3" draw:layer="layout" svg:width="0.76cm" svg:height="0.725cm" svg:x="6.812cm" svg:y="6.002cm">
          <draw:text-box>
            <text:p text:style-name="P2"><text:span text:style-name="T1">d</text:span></text:p>
          </draw:text-box>
        </draw:frame>
        <draw:frame draw:style-name="gr4" draw:text-style-name="P3" draw:layer="layout" svg:width="0.739cm" svg:height="0.725cm" svg:x="0.812cm" svg:y="6.003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3cm" fo:page-height="1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22:04:50.533009571</meta:creation-date>
    <dc:date>2020-12-14T22:14:22.886177930</dc:date>
    <meta:editing-duration>PT9M32S</meta:editing-duration>
    <meta:editing-cycles>2</meta:editing-cycles>
    <meta:generator>LibreOffice/6.0.7.3$Linux_X86_64 LibreOffice_project/00m0$Build-3</meta:generator>
    <meta:document-statistic meta:object-count="7"/>
  </office:meta>
</office:document-meta>
</file>